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000000" loext:opacity="100%" style:font-name="Consolas" fo:font-size="15pt" fo:font-weight="normal" fo:background-color="transparent"/>
    </style:style>
    <style:style style:name="P2" style:family="paragraph" style:parent-style-name="Standard">
      <style:paragraph-properties style:line-height-at-least="0.714cm"/>
      <style:text-properties fo:color="#000000" loext:opacity="100%" fo:background-color="transparent"/>
    </style:style>
    <style:style style:name="T1" style:family="text">
      <style:text-properties fo:color="#ef596f" loext:opacity="100%"/>
    </style:style>
    <style:style style:name="T2" style:family="text">
      <style:text-properties fo:color="#ef596f" loext:opacity="100%" style:font-name="Consolas" fo:font-size="15pt" fo:font-weight="normal"/>
    </style:style>
    <style:style style:name="T3" style:family="text">
      <style:text-properties fo:color="#d19a66" loext:opacity="100%"/>
    </style:style>
    <style:style style:name="T4" style:family="text">
      <style:text-properties fo:color="#d19a66" loext:opacity="100%" style:font-name="Consolas" fo:font-size="15pt" fo:font-weight="normal"/>
    </style:style>
    <style:style style:name="T5" style:family="text">
      <style:text-properties style:font-name="Consolas" fo:font-size="1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main-brand-color: #038114;</text:p>
      <text:p text:style-name="P2">  <text:span text:style-name="T5">--secondary-main-brand-color: #ff7f50;</text:span></text:p>
      <text:p text:style-name="P2">  <text:span text:style-name="T5">--third-color: #f5f5ff;</text:span></text:p>
      <text:p text:style-name="P2">  <text:span text:style-name="T5">--light-secondary-color: #81868b;</text:span></text:p>
      <text:p text:style-name="P2">  <text:span text:style-name="T5">--text-color: black;</text:span></text:p>
      <text:p text:style-name="P2">  <text:span text:style-name="T5">--secondary-text-color: #072b0f;</text:span></text:p>
      <text:p text:style-name="P2">  <text:span text:style-name="T5">--background-color: #4f5a63;</text:span></text:p>
      <text:p text:style-name="P2">  <text:span text:style-name="T5">--darker-background-color: #243848;</text:span></text:p>
      <text:p text:style-name="P2">  <text:span text:style-name="T5">--accent-color: #41dce1;</text:span></text:p>
      <text:p text:style-name="P2">  <text:span text:style-name="T5">--nav-text-color: #fff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8T20:13:05.982000000</meta:creation-date>
    <dc:date>2024-11-18T20:14:05.074000000</dc:date>
    <meta:editing-duration>PT59S</meta:editing-duration>
    <meta:editing-cycles>1</meta:editing-cycles>
    <meta:document-statistic meta:table-count="0" meta:image-count="0" meta:object-count="0" meta:page-count="1" meta:paragraph-count="10" meta:word-count="30" meta:character-count="302" meta:non-whitespace-character-count="274"/>
    <meta:generator>LibreOffice/7.1.5.2$Windows_X86_64 LibreOffice_project/85f04e9f809797b8199d13c421bd8a2b025d52b5</meta:generator>
  </office:meta>
</office:document-meta>
</file>